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arial, sans-serif"/>
  </office:font-face-decls>
  <office:automatic-styles>
    <style:style style:name="P1" style:family="paragraph" style:parent-style-name="Default">
      <style:text-properties style:font-name="Arial1" fo:font-size="12pt" style:font-size-asian="12pt" style:font-size-complex="12pt"/>
    </style:style>
    <style:style style:name="P2" style:family="paragraph" style:parent-style-name="Standard">
      <style:text-properties style:font-name="Arial1" fo:font-size="12pt" officeooo:paragraph-rsid="00141a3a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1" fo:font-size="12pt" fo:font-weight="normal" officeooo:rsid="00141a3a" officeooo:paragraph-rsid="00141a3a" style:font-size-asian="12pt" style:font-weight-asian="normal" style:font-size-complex="12pt"/>
    </style:style>
    <style:style style:name="P4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Arial1" fo:font-size="12pt" fo:font-weight="normal" officeooo:paragraph-rsid="00141a3a" style:font-size-asian="12pt" style:font-weight-asian="norma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1" fo:font-size="12pt" fo:font-weight="normal" style:font-size-asian="12pt" style:font-weight-asian="normal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Arial1" fo:font-size="12pt" style:text-underline-style="none" fo:font-weight="normal" officeooo:rsid="00141a3a" officeooo:paragraph-rsid="00141a3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Arial1" fo:font-size="14pt" style:text-underline-style="solid" style:text-underline-width="auto" style:text-underline-color="font-color" fo:font-weight="bold" officeooo:rsid="00141a3a" officeooo:paragraph-rsid="00141a3a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2pt" style:text-underline-style="solid" style:text-underline-width="auto" style:text-underline-color="font-color" fo:font-weight="bold" officeooo:rsid="00141a3a" officeooo:paragraph-rsid="00141a3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2pt" style:text-underline-style="solid" style:text-underline-width="auto" style:text-underline-color="font-color" fo:font-weight="bold" officeooo:rsid="0015dad9" officeooo:paragraph-rsid="0015dad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2pt" style:text-underline-style="none" fo:font-weight="normal" officeooo:rsid="00141a3a" officeooo:paragraph-rsid="00141a3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4pt" style:text-underline-style="solid" style:text-underline-width="auto" style:text-underline-color="font-color" fo:font-weight="bold" officeooo:rsid="0015dad9" officeooo:paragraph-rsid="0015dad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fo:font-weight="normal" officeooo:rsid="00199904" officeooo:paragraph-rsid="00199904" style:font-size-asian="12pt" style:font-weight-asian="normal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fo:font-weight="normal" officeooo:rsid="001b7ffa" officeooo:paragraph-rsid="001b7ffa" style:font-size-asian="12pt" style:font-weight-asian="normal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fo:font-weight="normal" officeooo:rsid="001cc7a4" officeooo:paragraph-rsid="001cc7a4" style:font-size-asian="12pt" style:font-weight-asian="normal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fo:font-weight="normal" officeooo:rsid="00141a3a" officeooo:paragraph-rsid="00141a3a" style:font-size-asian="12pt" style:font-weight-asian="normal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normal" officeooo:rsid="0025b411" officeooo:paragraph-rsid="0025b41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normal" officeooo:rsid="00271a15" officeooo:paragraph-rsid="00271a1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normal" officeooo:rsid="00276f18" officeooo:paragraph-rsid="00276f1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font-name="Arial1" fo:font-size="12pt" fo:font-weight="normal" officeooo:rsid="00180449" officeooo:paragraph-rsid="00180449" style:font-size-asian="12pt" style:font-weight-asian="normal" style:font-size-complex="12pt"/>
    </style:style>
    <style:style style:name="P2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style:font-name="verdana" fo:font-size="12pt" fo:font-weight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62c4" loext:opacity="100%" style:font-name="Arial1" fo:font-size="12pt" fo:letter-spacing="normal" fo:font-style="normal" fo:font-weight="normal" officeooo:rsid="00141a3a" officeooo:paragraph-rsid="00141a3a" style:font-size-asian="12pt" style:font-weight-asian="normal" style:font-size-complex="12pt"/>
    </style:style>
    <style:style style:name="P2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62c4" loext:opacity="100%" style:font-name="Arial1" fo:font-size="12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62c4" loext:opacity="100%" style:text-position="0% 100%" style:font-name="Arial1" fo:font-size="12pt" fo:letter-spacing="normal" fo:font-style="normal" fo:font-weight="normal" officeooo:rsid="00141a3a" officeooo:paragraph-rsid="00141a3a" style:font-size-asian="12pt" style:font-weight-asian="normal" style:font-size-complex="12pt"/>
    </style:style>
    <style:style style:name="P26" style:family="paragraph" style:parent-style-name="Standard">
      <style:text-properties fo:color="#0062c5" loext:opacity="100%"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7" style:family="paragraph" style:parent-style-name="Standard">
      <style:text-properties fo:color="#0062c5" loext:opacity="100%" style:font-name="Arial1"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position="0% 100%" style:font-name="Arial1" fo:font-size="12pt" fo:font-weight="normal" officeooo:rsid="00141a3a" officeooo:paragraph-rsid="00141a3a" style:font-size-asian="12pt" style:font-weight-asian="normal" style:font-size-complex="12pt"/>
    </style:style>
    <style:style style:name="P29" style:family="paragraph" style:parent-style-name="Default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Arial1" fo:font-size="12pt" fo:font-style="italic" style:font-size-asian="12pt" style:font-style-asian="italic" style:font-size-complex="12pt" style:font-style-complex="italic"/>
    </style:style>
    <style:style style:name="P30" style:family="paragraph" style:parent-style-name="Default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Arial1" fo:font-size="12pt" fo:font-style="italic" officeooo:paragraph-rsid="00141a3a" style:font-size-asian="12pt" style:font-style-asian="italic" style:font-size-complex="12pt" style:font-style-complex="italic"/>
    </style:style>
    <style:style style:name="P31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36" style:family="paragraph" style:parent-style-name="Standard" style:list-style-name="L7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normal" officeooo:rsid="0015dad9" officeooo:paragraph-rsid="002d71f7" style:font-size-asian="12pt" style:font-weight-asian="normal" style:font-size-complex="12pt" style:font-weight-complex="normal"/>
    </style:style>
    <style:style style:name="P37" style:family="paragraph" style:parent-style-name="Standard" style:list-style-name="L8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38" style:family="paragraph" style:parent-style-name="Standard" style:list-style-name="L9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39" style:family="paragraph" style:parent-style-name="Standard" style:list-style-name="L10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40" style:family="paragraph" style:parent-style-name="Standard" style:list-style-name="L13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normal" officeooo:rsid="00141a3a" officeooo:paragraph-rsid="00240367" style:font-size-asian="12pt" style:font-weight-asian="normal" style:font-size-complex="12pt" style:font-weight-complex="normal"/>
    </style:style>
    <style:style style:name="P41" style:family="paragraph" style:parent-style-name="Standard" style:list-style-name="L13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normal" officeooo:rsid="00240367" officeooo:paragraph-rsid="00240367" style:font-size-asian="12pt" style:font-weight-asian="normal" style:font-size-complex="12pt" style:font-weight-complex="normal"/>
    </style:style>
    <style:style style:name="P42" style:family="paragraph" style:parent-style-name="Standard" style:list-style-name="L15">
      <style:paragraph-properties fo:margin-top="0cm" fo:margin-bottom="0cm" style:contextual-spacing="false"/>
      <style:text-properties fo:color="#0062c4" loext:opacity="100%" style:text-position="0% 100%" style:font-name="Arial1" fo:font-size="12pt" style:text-underline-style="none" fo:font-weight="normal" officeooo:rsid="0025b411" officeooo:paragraph-rsid="0025b411" style:font-size-asian="12pt" style:font-weight-asian="normal" style:font-size-complex="12pt" style:font-weight-complex="normal"/>
    </style:style>
    <style:style style:name="P43" style:family="paragraph" style:parent-style-name="Standard" style:list-style-name="L15">
      <style:paragraph-properties fo:margin-top="0cm" fo:margin-bottom="0cm" style:contextual-spacing="false"/>
      <style:text-properties fo:color="#0062c4" loext:opacity="100%" style:text-position="0% 100%" style:font-name="Arial1" fo:font-size="12pt" style:text-underline-style="none" fo:font-weight="normal" officeooo:rsid="00271a15" officeooo:paragraph-rsid="00271a15" style:font-size-asian="12pt" style:font-weight-asian="normal" style:font-size-complex="12pt" style:font-weight-complex="normal"/>
    </style:style>
    <style:style style:name="P44" style:family="paragraph" style:parent-style-name="Standard" style:list-style-name="L16">
      <style:paragraph-properties fo:margin-top="0cm" fo:margin-bottom="0cm" style:contextual-spacing="false"/>
      <style:text-properties fo:color="#0062c4" loext:opacity="100%" style:text-position="0% 100%" style:font-name="Arial1" fo:font-size="12pt" style:text-underline-style="none" fo:font-weight="normal" officeooo:rsid="00271a15" officeooo:paragraph-rsid="00271a15" style:font-size-asian="12pt" style:font-weight-asian="normal" style:font-size-complex="12pt" style:font-weight-complex="normal"/>
    </style:style>
    <style:style style:name="P45" style:family="paragraph" style:parent-style-name="Standard" style:list-style-name="L17">
      <style:paragraph-properties fo:margin-top="0cm" fo:margin-bottom="0cm" style:contextual-spacing="false"/>
      <style:text-properties fo:color="#0062c4" loext:opacity="100%" style:text-position="0% 100%" style:font-name="Arial1" fo:font-size="12pt" style:text-underline-style="none" fo:font-weight="normal" officeooo:rsid="00271a15" officeooo:paragraph-rsid="00271a15" style:font-size-asian="12pt" style:font-weight-asian="normal" style:font-size-complex="12pt" style:font-weight-complex="normal"/>
    </style:style>
    <style:style style:name="P46" style:family="paragraph" style:parent-style-name="Standard" style:list-style-name="L18">
      <style:paragraph-properties fo:margin-top="0cm" fo:margin-bottom="0cm" style:contextual-spacing="false"/>
      <style:text-properties fo:color="#0062c4" loext:opacity="100%" style:text-position="0% 100%" style:font-name="Arial1" fo:font-size="12pt" style:text-underline-style="none" fo:font-weight="normal" officeooo:rsid="00276f18" officeooo:paragraph-rsid="00276f18" style:font-size-asian="12pt" style:font-weight-asian="normal" style:font-size-complex="12pt" style:font-weight-complex="normal"/>
    </style:style>
    <style:style style:name="P47" style:family="paragraph" style:parent-style-name="Standard" style:list-style-name="L14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bold" officeooo:rsid="0025b411" officeooo:paragraph-rsid="0025b411" style:font-size-asian="12pt" style:font-weight-asian="bold" style:font-size-complex="12pt" style:font-weight-complex="bold"/>
    </style:style>
    <style:style style:name="P48" style:family="paragraph" style:parent-style-name="Standard" style:list-style-name="L14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position="0% 100%" style:font-name="Arial1" fo:font-size="12pt" style:text-underline-style="none" fo:font-weight="bold" officeooo:rsid="00271a15" officeooo:paragraph-rsid="00271a15" style:font-size-asian="12pt" style:font-weight-asian="bold" style:font-size-complex="12pt" style:font-weight-complex="bold"/>
    </style:style>
    <style:style style:name="P49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53" style:family="paragraph" style:parent-style-name="Standard" style:list-style-name="L6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54" style:family="paragraph" style:parent-style-name="Standard" style:list-style-name="L7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55" style:family="paragraph" style:parent-style-name="Standard" style:list-style-name="L8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56" style:family="paragraph" style:parent-style-name="Standard" style:list-style-name="L9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57" style:family="paragraph" style:parent-style-name="Standard" style:list-style-name="L10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58" style:family="paragraph" style:parent-style-name="Standard" style:list-style-name="L12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59" style:family="paragraph" style:parent-style-name="Standard" style:list-style-name="L11">
      <style:paragraph-properties fo:margin-left="0cm" fo:margin-right="0cm" fo:margin-top="0cm" fo:margin-bottom="0cm" style:contextual-spacing="false" fo:text-indent="0cm" style:auto-text-indent="false"/>
      <style:text-properties fo:color="#00b000" loext:opacity="10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60" style:family="paragraph" style:parent-style-name="Standard" style:list-style-name="L11">
      <style:paragraph-properties fo:margin-left="0cm" fo:margin-right="0cm" fo:margin-top="0cm" fo:margin-bottom="0cm" style:contextual-spacing="false" fo:text-indent="0cm" style:auto-text-indent="false"/>
      <style:text-properties fo:color="#c9211e" loext:opacity="100%" style:text-position="0% 100%" style:font-name="Arial1" fo:font-size="12pt" style:text-underline-style="none" fo:font-weight="normal" officeooo:rsid="0015dad9" officeooo:paragraph-rsid="0015dad9" style:font-size-asian="12pt" style:font-weight-asian="normal" style:font-size-complex="12pt" style:font-weight-complex="normal"/>
    </style:style>
    <style:style style:name="P61" style:family="paragraph" style:parent-style-name="Standard" style:list-style-name="L15">
      <style:paragraph-properties fo:margin-top="0cm" fo:margin-bottom="0cm" style:contextual-spacing="false"/>
      <style:text-properties officeooo:paragraph-rsid="0025b411"/>
    </style:style>
    <style:style style:name="T1" style:family="text">
      <style:text-properties officeooo:rsid="00141a3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/>
    </style:style>
    <style:style style:name="T5" style:family="text">
      <style:text-properties fo:color="#0062c4" loext:opacity="100%" style:text-position="0% 100%" fo:font-style="italic" style:text-underline-style="none" fo:font-weight="normal" officeooo:rsid="0015dad9" style:font-style-asian="italic" style:font-weight-asian="normal" style:font-style-complex="italic" style:font-weight-complex="normal"/>
    </style:style>
    <style:style style:name="T6" style:family="text">
      <style:text-properties fo:color="#0062c4" loext:opacity="100%" style:text-position="0% 100%" officeooo:rsid="002252f8"/>
    </style:style>
    <style:style style:name="T7" style:family="text">
      <style:text-properties fo:color="#0062c4" loext:opacity="100%" style:text-position="0% 100%" style:font-name="Arial1" fo:font-size="12pt" style:text-underline-style="none" fo:font-weight="normal" officeooo:rsid="0025b411" style:font-size-asian="12pt" style:font-weight-asian="normal" style:font-size-complex="12pt" style:font-weight-complex="normal"/>
    </style:style>
    <style:style style:name="T8" style:family="text">
      <style:text-properties fo:color="#0062c4" loext:opacity="100%" style:text-position="0% 100%" style:font-name="Arial1" fo:font-size="12pt" style:text-underline-style="none" fo:font-weight="normal" officeooo:rsid="00276f18" style:font-size-asian="12pt" style:font-weight-asian="normal" style:font-size-complex="12pt" style:font-weight-complex="normal"/>
    </style:style>
    <style:style style:name="T9" style:family="text">
      <style:text-properties fo:color="#0062c4" loext:opacity="100%" style:text-position="0% 100%" style:font-name="Arial1" fo:font-size="12pt" style:text-underline-style="none" fo:font-weight="normal" officeooo:rsid="002e2c6d" style:font-size-asian="12pt" style:font-weight-asian="normal" style:font-size-complex="12pt" style:font-weight-complex="normal"/>
    </style:style>
    <style:style style:name="T10" style:family="text">
      <style:text-properties fo:color="#0062c4" loext:opacity="100%" style:text-position="0% 100%" style:font-name="Arial1" fo:font-size="12pt" style:text-underline-style="none" fo:font-weight="bold" officeooo:rsid="0025b411" style:font-size-asian="12pt" style:font-weight-asian="bold" style:font-size-complex="12pt" style:font-weight-complex="bold"/>
    </style:style>
    <style:style style:name="T11" style:family="text">
      <style:text-properties fo:color="#0062c4" loext:opacity="100%" officeooo:rsid="002252f8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5dad9"/>
    </style:style>
    <style:style style:name="T14" style:family="text">
      <style:text-properties style:text-position="0% 100%" style:text-underline-style="none" fo:font-weight="normal" style:font-weight-asian="normal" style:font-weight-complex="normal"/>
    </style:style>
    <style:style style:name="T15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position="0% 100%" fo:font-size="11.5pt" fo:font-style="italic" style:text-underline-style="none" officeooo:rsid="0015dad9" style:font-size-asian="11.5pt" style:font-style-asian="italic" style:font-style-complex="italic" style:font-weight-complex="normal"/>
    </style:style>
    <style:style style:name="T17" style:family="text">
      <style:text-properties fo:color="#c9211e" loext:opacity="100%" style:text-position="0% 100%"/>
    </style:style>
    <style:style style:name="T18" style:family="text">
      <style:text-properties fo:color="#00b000" loext:opacity="100%" style:text-position="0% 100%"/>
    </style:style>
    <style:style style:name="T19" style:family="text">
      <style:text-properties fo:font-variant="normal" fo:text-transform="none" fo:color="#0062c4" loext:opacity="100%" style:font-name="Arial1" fo:letter-spacing="normal" fo:font-style="normal"/>
    </style:style>
    <style:style style:name="T20" style:family="text">
      <style:text-properties fo:font-variant="normal" fo:text-transform="none" fo:color="#0062c4" loext:opacity="100%" style:font-name="Arial1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variant="normal" fo:text-transform="none" fo:color="#000000" loext:opacity="100%" fo:letter-spacing="normal" fo:font-style="normal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officeooo:rsid="001b7ffa"/>
    </style:style>
    <style:style style:name="T24" style:family="text">
      <style:text-properties officeooo:rsid="002252f8"/>
    </style:style>
    <style:style style:name="T25" style:family="text">
      <style:text-properties officeooo:rsid="0025b411"/>
    </style:style>
    <style:style style:name="T26" style:family="text">
      <style:text-properties fo:font-size="11.5pt" style:text-underline-style="none" style:font-size-asian="11.5pt"/>
    </style:style>
    <style:style style:name="T27" style:family="text">
      <style:text-properties officeooo:rsid="00276f18"/>
    </style:style>
    <style:style style:name="T28" style:family="text">
      <style:text-properties officeooo:rsid="00286547"/>
    </style:style>
    <style:style style:name="T29" style:family="text">
      <style:text-properties officeooo:rsid="0029f1f0"/>
    </style:style>
    <style:style style:name="T30" style:family="text">
      <style:text-properties officeooo:rsid="002d71f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Ejercicios UD <text:span text:style-name="T29">2</text:span> – Formación y Orientación Laboral (FOL)</text:p>
      <text:p text:style-name="P27"/>
      <text:p text:style-name="P2"><text:span text:style-name="T1">1- </text:span>La Legislación sobre productos químicos peligrosos identifica el principio "STOP": </text:p>
      <text:p text:style-name="P1"><text:s/></text:p>
      <text:list xml:id="list3127174613" text:style-name="L1">
        <text:list-item>
          <text:p text:style-name="P29">La <text:span text:style-name="T2">S</text:span><text:span text:style-name="T4">ustitución del agente causante del riesgo. A continuación, considerar </text:span></text:p>
        </text:list-item>
        <text:list-item>
          <text:p text:style-name="P29">Las medidas <text:span text:style-name="T2">T</text:span><text:span text:style-name="T4">écnicas de control. A continuación </text:span><text:s/></text:p>
        </text:list-item>
        <text:list-item>
          <text:p text:style-name="P30">Las medidas <text:span text:style-name="T2">O</text:span><text:span text:style-name="T4">rganizativas. Y, finalmente</text:span></text:p>
        </text:list-item>
        <text:list-item>
          <text:p text:style-name="P30">La protección <text:span text:style-name="T2">P</text:span><text:span text:style-name="T4">ersonal si todo lo demás no ofrece protección suficiente. </text:span></text:p>
        </text:list-item>
      </text:list>
      <text:p text:style-name="P4"/>
      <text:p text:style-name="P5">Indica en qué orden deberían adoptarse las siguientes medidas de acuerdo con el principio STOP: aislamiento, higiene personal, sustitución del agente químico, reducción del tiempo de exposición, ventilación, protección individual y aspiración.</text:p>
      <text:p text:style-name="P5"/>
      <text:p text:style-name="P21">- <text:span text:style-name="T3">Sustitución</text:span>: sustitución del agente químico.</text:p>
      <text:p text:style-name="P21">- <text:span text:style-name="T3">Técnicas</text:span> <text:span text:style-name="T3">de</text:span> <text:span text:style-name="T3">control</text:span>: reducción del tiempo de exposición.</text:p>
      <text:p text:style-name="P21">- <text:span text:style-name="T3">Organizativas</text:span>: <text:span text:style-name="T29">aislamiento, ventilación, aspiración.</text:span></text:p>
      <text:p text:style-name="P21">- <text:span text:style-name="T3">Personal</text:span>: higiene personal, protección individual.</text:p>
      <text:p text:style-name="P3"/>
      <text:p text:style-name="P3">2- <text:span text:style-name="T12">Localiza en la página web del Instituto Nacional de Seguridad e Higiene en el Trabajo (www.insht.es), en «Normativa», el Real Decreto 664/1997 sobre agentes biológicos, e indica cómo se clasifican estos en función de su riesgo de infección.</text:span></text:p>
      <text:p text:style-name="P28"/>
      <text:p text:style-name="P23"><text:span text:style-name="T12">a) </text:span><text:span text:style-name="T15">Agente biológico del grupo 1:</text:span><text:span text:style-name="T12"> aquél que resulta poco probable que cause una enfermedad en el hombre.</text:span></text:p>
      <text:p text:style-name="P25"/>
      <text:p text:style-name="P24">b) <text:span text:style-name="T22">Agente biológico del grupo 2:</text:span> aquél que puede causar una enfermedad en el hombre y puede suponer un peligro para los trabajadores, siendo poco probable que se propague a la colectividad y existiendo generalmente profilaxis o tratamiento eficaz.</text:p>
      <text:p text:style-name="P24">c) <text:span text:style-name="T22">Agente biológico del grupo 3:</text:span> aquél que puede causar una enfermedad grave en el hombre y presenta un serio peligro para los trabajadores, con riesgo de que se propague a la colectividad y existiendo generalmente una profilaxis o tratamiento eficaz.</text:p>
      <text:p text:style-name="P22"><text:span text:style-name="T19">d) </text:span><text:span text:style-name="T20">Agente biológico del grupo 4:</text:span><text:span text:style-name="T19"> aquél que causando una enfermedad grave en el hombre supone un seno peligro para los trabajadores, con muchas probabilidades de que se propague a la colectividad y sin que exista generalmente una profilaxis o un tratamiento eficaz</text:span><text:span text:style-name="T21">.</text:span></text:p>
      <text:p text:style-name="P28">3- Identifica si en el sector profesional de tu ciclo formativo existe riesgo de estrés térmico.</text:p>
      <text:p text:style-name="P28"/>
      <text:p text:style-name="P14">Puesto que la actividad física se reduce a teclear y visualizar una pantalla, <text:span text:style-name="T23">además de el movimiento que se pueda requerir para desplazarse</text:span>, no debería existir riesgo de estrés térmico. Dicho esto, si la oficina se encuentra en una ubicación calurosa y/o es verano, puede existir el riesgo de estrés térmico y el lugar de trabajo debería ventilarse/refrescarse para estar a una temperatura entre 17ºC y 27ºC. <text:span text:style-name="T23">Además, también debería regularse la humedad relativa entre 30% y 70% para evitar dicho riesgo.</text:span></text:p>
      <text:p text:style-name="P17"/>
      <text:p text:style-name="P28"/>
      <text:p text:style-name="P28"/>
      <text:p text:style-name="P28"/>
      <text:p text:style-name="P28"><text:soft-page-break/>4- Realiza un listado de las tareas que se realizan en tu actividad profesional y señala el nivel mínimo de iluminación requerido.</text:p>
      <text:p text:style-name="P28"/>
      <text:p text:style-name="P15">- Análisis de requisitos</text:p>
      <text:p text:style-name="P15">- Diseño de software</text:p>
      <text:p text:style-name="P15">- Codificación</text:p>
      <text:p text:style-name="P15">- Testeo</text:p>
      <text:p text:style-name="P15">- Documentación</text:p>
      <text:p text:style-name="P15">- Explotación (deploy)</text:p>
      <text:p text:style-name="P15">- Mantenimiento</text:p>
      <text:p text:style-name="P15"/>
      <text:p text:style-name="P16">Puesto que la mayoría de dichas tareas se desempeñan frente a una pantalla (si no todas), el nivel mínimo de iluminación requerido es de 500 lux, haciendo este nivel referencia a un grado de exigencia visual alta. </text:p>
      <text:p text:style-name="P17"/>
      <text:p text:style-name="P8"><text:span text:style-name="T12">TEST</text:span><text:span text:style-name="T14"> </text:span><text:span text:style-name="T5">(respuesta abierta y respuesta correcta marcadas en azul)</text:span></text:p>
      <text:p text:style-name="P8"><text:span text:style-name="T16">(0,4 puntos, </text:span><text:span text:style-name="T26">excepto la nº 11 que vale 1 punto)</text:span></text:p>
      <text:p text:style-name="P9"/>
      <text:p text:style-name="P6"><text:span text:style-name="T13">1- </text:span><text:span text:style-name="T12">Un fuego con origen en la quema de papeles y restos de madera es de clase:</text:span></text:p>
      <text:p text:style-name="P11"/>
      <text:list xml:id="list3394223629" text:style-name="L2">
        <text:list-item>
          <text:p text:style-name="P31">A</text:p>
        </text:list-item>
        <text:list-item>
          <text:p text:style-name="P49">B</text:p>
        </text:list-item>
        <text:list-item>
          <text:p text:style-name="P49">C</text:p>
        </text:list-item>
        <text:list-item>
          <text:p text:style-name="P49">D</text:p>
        </text:list-item>
      </text:list>
      <text:p text:style-name="P12"/>
      <text:p text:style-name="P12">2- Cuando se produce un incendio en un almacén donde hay muchos objetos de madera, esta actúa como:</text:p>
      <text:p text:style-name="P12"/>
      <text:list xml:id="list4137450273" text:style-name="L3">
        <text:list-item>
          <text:p text:style-name="P32">Combustible</text:p>
        </text:list-item>
        <text:list-item>
          <text:p text:style-name="P50">Comburente</text:p>
        </text:list-item>
        <text:list-item>
          <text:p text:style-name="P50">Foco de ignición</text:p>
        </text:list-item>
        <text:list-item>
          <text:p text:style-name="P50">Reacción en cadena</text:p>
        </text:list-item>
      </text:list>
      <text:p text:style-name="P12"/>
      <text:p text:style-name="P12">3- Si hay riesgo de agentes químicos de entrada por la vía de acceso parenteral, quiere decir que entran por:</text:p>
      <text:p text:style-name="P12"/>
      <text:list xml:id="list3020971113" text:style-name="L4">
        <text:list-item>
          <text:p text:style-name="P51">Sistema digestivo</text:p>
        </text:list-item>
        <text:list-item>
          <text:p text:style-name="P51">Sistema respiratorio</text:p>
        </text:list-item>
        <text:list-item>
          <text:p text:style-name="P51">Sistema Nervioso</text:p>
        </text:list-item>
        <text:list-item>
          <text:p text:style-name="P33">Heridas</text:p>
        </text:list-item>
      </text:list>
      <text:p text:style-name="P12"/>
      <text:p text:style-name="P12">4- Si hablamos del tétanos estamos hablando de:</text:p>
      <text:p text:style-name="P12"/>
      <text:list xml:id="list1922281230" text:style-name="L5">
        <text:list-item>
          <text:p text:style-name="P52">Riesgos físicos.</text:p>
        </text:list-item>
        <text:list-item>
          <text:p text:style-name="P52">Riesgos químicos</text:p>
        </text:list-item>
        <text:list-item>
          <text:p text:style-name="P34">Riesgos biológicos</text:p>
        </text:list-item>
        <text:list-item>
          <text:p text:style-name="P52">Riesgos organizativos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><text:soft-page-break/>5- ¿Qué medida se tomaría en primer lugar para prevenir las consecuencias del ruido?</text:p>
      <text:p text:style-name="P12"/>
      <text:list xml:id="list1520927828" text:style-name="L6">
        <text:list-item>
          <text:p text:style-name="P53">Reducir el tiempo de exposición al ruido.</text:p>
        </text:list-item>
        <text:list-item>
          <text:p text:style-name="P53">Eliminar la fuente del ruido, o aislar las fuentes que lo originan.</text:p>
        </text:list-item>
        <text:list-item>
          <text:p text:style-name="P53">Uso de protectores auditivos y realización de audiometrías.</text:p>
        </text:list-item>
        <text:list-item>
          <text:p text:style-name="P35">Cambiar al trabajador de puesto. <text:span text:style-name="T30">(Justificación: sustituir el riesgo como primera medida).</text:span></text:p>
        </text:list-item>
      </text:list>
      <text:p text:style-name="P12"/>
      <text:p text:style-name="P12">6- Se produce mobbing si es un hostigamiento:</text:p>
      <text:p text:style-name="P12"/>
      <text:list xml:id="list3723931719" text:style-name="L7">
        <text:list-item>
          <text:p text:style-name="P54">Ocasional y puntual.</text:p>
        </text:list-item>
        <text:list-item>
          <text:p text:style-name="P54">Semanal</text:p>
        </text:list-item>
        <text:list-item>
          <text:p text:style-name="P36">De forma sistemática durante seis meses. <text:span text:style-name="T30">(Justificación: al menos seis meses).</text:span></text:p>
        </text:list-item>
        <text:list-item>
          <text:p text:style-name="P54">Ninguna de las respuestas anteriores.</text:p>
        </text:list-item>
      </text:list>
      <text:p text:style-name="P12"/>
      <text:p text:style-name="P12">7- Las vibraciones que se producen al viajar en metro son:</text:p>
      <text:p text:style-name="P12"/>
      <text:list xml:id="list3547697809" text:style-name="L8">
        <text:list-item>
          <text:p text:style-name="P37">De muy baja frecuencia.</text:p>
        </text:list-item>
        <text:list-item>
          <text:p text:style-name="P55">De baja frecuencia.</text:p>
        </text:list-item>
        <text:list-item>
          <text:p text:style-name="P55">De muy alta frecuencia.</text:p>
        </text:list-item>
        <text:list-item>
          <text:p text:style-name="P55">Todas las respuestas son correctas.</text:p>
        </text:list-item>
      </text:list>
      <text:p text:style-name="P12"/>
      <text:p text:style-name="P12">8- Si en un local se realizan trabajos sedentarios, la temperatura deberá estar entre:</text:p>
      <text:p text:style-name="P12"/>
      <text:list xml:id="list1141691211" text:style-name="L9">
        <text:list-item>
          <text:p text:style-name="P56">14-25ºC</text:p>
        </text:list-item>
        <text:list-item>
          <text:p text:style-name="P56">14-27ºC</text:p>
        </text:list-item>
        <text:list-item>
          <text:p text:style-name="P38">17-27ºC</text:p>
        </text:list-item>
        <text:list-item>
          <text:p text:style-name="P56">15-27ºC</text:p>
        </text:list-item>
      </text:list>
      <text:p text:style-name="P12"/>
      <text:p text:style-name="P12">9- La fatiga crónica se produce:</text:p>
      <text:p text:style-name="P12"/>
      <text:list xml:id="list1764763042" text:style-name="L10">
        <text:list-item>
          <text:p text:style-name="P57">Por un exceso de esfuerzo físico.</text:p>
        </text:list-item>
        <text:list-item>
          <text:p text:style-name="P57">Por un exceso de esfuerzo físico que se prorroga en el tiempo.</text:p>
        </text:list-item>
        <text:list-item>
          <text:p text:style-name="P57">Por un exceso de esfuerzo mental.</text:p>
        </text:list-item>
        <text:list-item>
          <text:p text:style-name="P39">Por un exceso de esfuerzo mental que se prorroga en el tiempo.</text:p>
        </text:list-item>
      </text:list>
      <text:p text:style-name="P12"/>
      <text:p text:style-name="P7"><text:span text:style-name="T12">10- Indica si son verdaderas </text:span><text:span text:style-name="T18">(V)</text:span><text:span text:style-name="T12"> o falsas </text:span><text:span text:style-name="T17">(F)</text:span><text:span text:style-name="T12"> las siguientes afirmaciones </text:span><text:span text:style-name="T6">(justificación en caso de posible duda)</text:span><text:span text:style-name="T12">:</text:span></text:p>
      <text:p text:style-name="P12"/>
      <text:list xml:id="list2789314906" text:style-name="L11">
        <text:list-item>
          <text:p text:style-name="P59">Es fundamental que los lugares de trabajo están bien señalizados, así como <text:tab/>mantener el orden y la limpieza para evitar accidentes.</text:p>
        </text:list-item>
        <text:list-item>
          <text:p text:style-name="P60">La iluminación no es un riesgo laboral. <text:span text:style-name="T11">(Se trata de un riesgo físico).</text:span></text:p>
        </text:list-item>
        <text:list-item>
          <text:p text:style-name="P60">La insatisfacción es el grado de malestar que experimenta el trabajador con motivo <text:tab/>de su trabajo. <text:span text:style-name="T11">(Nota: es con motivo de la organización, no de su trabajo).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1- Marta es delineante en un astillero. Su puesto de trabajo está situado en una oficina, aunque debe salir ocasionalmente a supervisar los montajes.</text:p>
      <text:p text:style-name="P12">En la nave de montaje se producen ruidos instantáneos o de pico con un nivel superior a 140dB.</text:p>
      <text:p text:style-name="P12"/>
      <text:list xml:id="list2167092276" text:style-name="L12">
        <text:list-item>
          <text:p text:style-name="P58">¿Puede sufrir Marta algún daño derivado del ruido?</text:p>
        </text:list-item>
        <text:list-item>
          <text:p text:style-name="P58">¿Cómo puede evitar que sufra un daño?</text:p>
        </text:list-item>
      </text:list>
      <text:p text:style-name="P12"/>
      <text:list xml:id="list408111828" text:style-name="L13">
        <text:list-item>
          <text:p text:style-name="P40"><text:span text:style-name="T24">Sí, dado que se producen ruidos por encima de los 8</text:span><text:span text:style-name="T25">5</text:span><text:span text:style-name="T24">d</text:span><text:span text:style-name="T25">B. </text:span><text:span text:style-name="T30">Daños t</text:span><text:span text:style-name="T25">ales como <text:tab/>hipoacusia, agresividad, mareos, malestar, cefaleas, trastornos digestivos y/o del <text:tab/>sueño, etc.</text:span></text:p>
          <text:p text:style-name="P40"/>
        </text:list-item>
        <text:list-item>
          <text:p text:style-name="P41"><text:span text:style-name="T30">Cambiando de puesto, e</text:span>mpleando EPIs adecuados para la cancelación de ruido, <text:tab/>reduciendo la cantidad de veces que sale, empleando videovigilancia (si es posible) <text:tab/>para evitar estar en la zona de forma presencial <text:span text:style-name="T30">y/o</text:span> mediante revisiones médicas <text:tab/>periódicas (cada 3 años).</text:p>
        </text:list-item>
      </text:list>
      <text:p text:style-name="P12"/>
      <text:p text:style-name="P13">Participación en el foro</text:p>
      <text:p text:style-name="P10"/>
      <text:p text:style-name="P10">Lee atentamente la presentación PPT de la UD 2 Factores de Riesgo y pensando en un puesto de trabajo relacionado con tu ciclo formativo, elabora la lista de riesgos que crees que tiene ese puesto de trabajo. (5 puntos) </text:p>
      <text:p text:style-name="P12"/>
      <text:p text:style-name="P20">Pensando en el puesto de Desarrollador Android (modalidad teletrabajo) he elaborado la siguiente lista de riesgos laborales:</text:p>
      <text:list xml:id="list3231678390" text:style-name="L14">
        <text:list-item>
          <text:p text:style-name="P47">Riesgos físicos</text:p>
        </text:list-item>
      </text:list>
      <text:list xml:id="list1268100605" text:style-name="L15">
        <text:list-item>
          <text:p text:style-name="P61"><text:span text:style-name="T10">Ruido</text:span><text:span text:style-name="T7"> → </text:span><text:span text:style-name="T8">Música ele</text:span><text:span text:style-name="T9">v</text:span><text:span text:style-name="T8">ada o utilización de auriculares durante periodos prolongados que puede producir hipoacusia/sordera.</text:span></text:p>
        </text:list-item>
        <text:list-item>
          <text:p text:style-name="P42"><text:span text:style-name="T3">Iluminación</text:span> → <text:span text:style-name="T27">En caso de no existir iluminación suficiente puede producirse/agravarse la fatiga visual.</text:span></text:p>
        </text:list-item>
        <text:list-item>
          <text:p text:style-name="P43"><text:span text:style-name="T3">Radiación</text:span> → <text:span text:style-name="T27">La utilización de dispositivos móviles puede exponer al trabajador a una cantidad de radiación superior a la de cualquier otro puesto.</text:span></text:p>
        </text:list-item>
        <text:list-item>
          <text:p text:style-name="P42"><text:span text:style-name="T3">Temperatura</text:span> → <text:span text:style-name="T27">Mientras la oficina se mantenga entre 17ºC y 27ºC no existe riesgo de fatiga térmica, pero en periodos veraniegos o en zonas calurosas hay que tener especial cuidado.</text:span></text:p>
        </text:list-item>
      </text:list>
      <text:p text:style-name="P18"/>
      <text:list xml:id="list200828103399581" text:continue-list="list3231678390" text:style-name="L14">
        <text:list-item>
          <text:p text:style-name="P48">FR derivados condiciones seguridad</text:p>
        </text:list-item>
      </text:list>
      <text:list xml:id="list1082127088" text:style-name="L16">
        <text:list-item>
          <text:p text:style-name="P44"><text:span text:style-name="T3">Electrocución</text:span> → <text:span text:style-name="T27">Al utilizar dispositivos electrónicos se corre el riesgo de que estos cortocircuiten y produzcan electrocución. P.e. derramar el café sobre un móvil o un PC.</text:span></text:p>
        </text:list-item>
        <text:list-item>
          <text:p text:style-name="P44"><text:span text:style-name="T3">Incendios</text:span> → <text:span text:style-name="T27">Del mismo modo, los dispositivos pueden sobrecalentarse y prenderse fuego aún en condiciones de seguridad, e incluso llegar a explosionar en algunos casos (baterías de ión-litio).</text:span></text:p>
        </text:list-item>
      </text:list>
      <text:p text:style-name="P19"/>
      <text:list xml:id="list200827721142395" text:continue-list="list200828103399581" text:style-name="L14">
        <text:list-item>
          <text:p text:style-name="P48">FR carga de trabajo</text:p>
        </text:list-item>
      </text:list>
      <text:list xml:id="list1162692632" text:style-name="L17">
        <text:list-item>
          <text:p text:style-name="P45"><text:span text:style-name="T3">Carga física</text:span> → Postura <text:span text:style-name="T28">de trabajo (sentarse de forma incorrecta o durante periodos prolongados de tiempo sin descanso).</text:span></text:p>
        </text:list-item>
        <text:list-item>
          <text:p text:style-name="P45"><text:span text:style-name="T3">Carga mental</text:span> → <text:span text:style-name="T28">Alto nivel de exigencia y plazos cortos de tiempo para entregas.</text:span></text:p>
        </text:list-item>
      </text:list>
      <text:p text:style-name="P19"/>
      <text:list xml:id="list200828728581596" text:continue-list="list200827721142395" text:style-name="L14">
        <text:list-item>
          <text:p text:style-name="P48">Riesgos psicosociales</text:p>
        </text:list-item>
      </text:list>
      <text:list xml:id="list2992502368" text:style-name="L18">
        <text:list-item>
          <text:p text:style-name="P46"><text:span text:style-name="T3">Estrés</text:span> → <text:span text:style-name="T28">Alto nivel de exigencia, carga de trabajo elevada.</text:span></text:p>
        </text:list-item>
        <text:list-item>
          <text:p text:style-name="P46"><text:span text:style-name="T3">Instatisfacción</text:span> <text:span text:style-name="T3">laboral</text:span> → <text:span text:style-name="T28">Falta de incentivos, exceso de carga de trabaj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AREA Nº 2 FOL2 (1).docx</dc:title>
    <meta:initial-creator>CEED_30</meta:initial-creator>
    <meta:creation-date>2023-10-20T08:14:00</meta:creation-date>
    <dc:date>2023-10-25T20:08:26.306000000</dc:date>
    <meta:editing-duration>PT1H23M33S</meta:editing-duration>
    <meta:editing-cycles>14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102" meta:word-count="1267" meta:character-count="7706" meta:non-whitespace-character-count="6585"/>
  </office:meta>
</office:document-meta>
</file>